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6.6145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Purpose</text:p>
          </table:table-cell>
          <table:table-cell table:style-name="ce1"/>
          <table:table-cell office:value-type="string" table:style-name="ce1">
            <text:p>Equipment</text:p>
          </table:table-cell>
          <table:table-cell table:style-name="ce1"/>
          <table:table-cell office:value-type="string" table:style-name="ce1">
            <text:p>Descrip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Ground Based Rob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bot<text:s/>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learpath Robotics Turtlebot 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Ground Based Robo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bot Controll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cer Aspire E-1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Ground Based Robo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obot Bas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buki Robot Bas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Ground Based Robo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ensor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epper Motor Feedback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Ground Based Robo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ensor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rbbec Astra Pro Sensor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Ground Based Robo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ensor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yroscop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Flying Rob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bo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scTec Pelican Quadcop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Flying Robo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bot Controll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scTec Low Level Process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Flying Robo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bot Controlle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scTec High Level Processo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Flying Robo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bot Controlle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DROID-XU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Flying Robo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obot Bas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scTec Pelican Fram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Came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USB Came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rbbec Astra Pro Camer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Came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USB Came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Cam-1MGN-U Pl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Camer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igital Camer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scTec Option 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Offboard Comput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mput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enovo T52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Offboard Comput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mputer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thworks VM - ROS Gazebo v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Testing Hardwar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rUco Symbol</text:p>
          </table:table-cell>
          <table:table-cell office:value-type="string" table:style-name="ce1">
            <text:p>0-9</text:p>
          </table:table-cell>
          <table:table-cell office:value-type="string" table:style-name="ce1">
            <text:p>Printed Single Digit ArUco Symbo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Testing Hardwar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hysical Obstacl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uma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Testing Hardwar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hysical Obstacl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ox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Testing Hardwar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hysical Obstacl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hee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Testing Hardwar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tion Trackin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eflective Do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Testing Hardware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otion Trackin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tion Tracking Camer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Testing Hardware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amera Calibrati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rinted 7cm Checker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Interfacin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Wireless Router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-Link Rout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Linux Operating Syste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perating Syste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Ubuntu 14.04 Bioni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Linux Operating Syste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perating System</text:p>
          </table:table-cell>
          <table:table-cell office:value-type="string" table:style-name="ce1">
            <text:p>K</text:p>
          </table:table-cell>
          <table:table-cell office:value-type="string" table:style-name="ce1">
            <text:p>Kubuntu (Mathworks) 14.0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Linux Operating Syste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perating Syste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Ubuntu 14.04 Trus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Linux Operating Syste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ndled Progra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eneric Loopback Devic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</text:p>
          </table:table-cell>
          <table:table-cell office:value-type="string" table:style-name="ce1">
            <text:p>Linux Operating Syste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ersion Control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i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1">
            <text:p>ROS Service - Custo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ction Servic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et Go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</text:p>
          </table:table-cell>
          <table:table-cell office:value-type="string" table:style-name="ce1">
            <text:p>ROS Service - Standar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ction Servic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rigge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ROS Message - Custo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ction Messag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o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ROS Message - Custo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ction Messag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Obstacl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ROS Message - Standar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ensor Messag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mag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ROS Message - Standar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ensor Messag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ointCloud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ROS Message - Standar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eometry Messag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wis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ROS Message - Standar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eometry Messages</text:p>
          </table:table-cell>
          <table:table-cell office:value-type="string" table:style-name="ce1">
            <text:p>B</text:p>
          </table:table-cell>
          <table:table-cell office:value-type="string" table:style-name="ce1">
            <text:p>Quatern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</text:p>
          </table:table-cell>
          <table:table-cell office:value-type="string" table:style-name="ce1">
            <text:p>ROS Message - Standar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eometry Message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ransfor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ROS Node - Custo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pencv_preprocess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ROS Node - Custo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vemen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asic_movemen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ROS Node - Custo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vemen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voidance_movemen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ROS Node - Custo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vemen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asic_flying_movemen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X</text:p>
          </table:table-cell>
          <table:table-cell office:value-type="string" table:style-name="ce1">
            <text:p>ROS Node - Custo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vement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voidance_flying_movemen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ROS Node - Standar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ision_opencv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ROS Node - Standard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mage_pipel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ROS Node - Standard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oordinates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f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Y</text:p>
          </table:table-cell>
          <table:table-cell office:value-type="string" table:style-name="ce1">
            <text:p>ROS Node - Standard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mage_pipel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perating Syste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S Indigo Iglo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Operating Syste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S Melodic Moreni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ndled Program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azebo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ndled Progra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azebo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ndled Progra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atki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ndled Program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Viz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ndled Program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sba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undled Program</text:p>
          </table:table-cell>
          <table:table-cell office:value-type="string" table:style-name="ce1">
            <text:p>F</text:p>
          </table:table-cell>
          <table:table-cell office:value-type="string" table:style-name="ce1">
            <text:p>rq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ien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scp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Z</text:p>
          </table:table-cell>
          <table:table-cell office:value-type="string" table:style-name="ce1">
            <text:p>Robot Operating System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lient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spy</text:p>
          </table:table-cell>
          <table:table-cell table:number-columns-repeated="16378"/>
        </table:table-row>
        <table:table-row table:number-rows-repeated="1048518" table:style-name="ro1">
          <table:table-cell table:number-columns-repeated="16384"/>
        </table:table-row>
      </table:table>
      <table:database-ranges>
        <table:database-range table:target-range-address="Sheet1.A31:Sheet1.F6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Navarre</meta:initial-creator>
    <dc:creator>Navarre</dc:creator>
    <meta:creation-date>2018-11-15T20:21:02Z</meta:creation-date>
    <dc:date>2018-11-16T03:52:39Z</dc:date>
    <meta:editing-duration>PT0S</meta:editing-duration>
  </office:meta>
</office:document-meta>
</file>